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size="14pt" style:font-size-asian="14pt" style:font-size-complex="14pt"/>
    </style:style>
    <style:style style:name="P5" style:parent-style-name="Standard" style:family="paragraph">
      <style:paragraph-properties fo:text-align="center"/>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color="#000000"/>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color="#000000"/>
    </style:style>
    <style:style style:name="P12" style:parent-style-name="Standard" style:family="paragraph">
      <style:text-properties fo:color="#800000"/>
    </style:style>
    <style:style style:name="P13" style:parent-style-name="Standard" style:family="paragraph">
      <style:text-properties fo:color="#000000"/>
    </style:style>
    <style:style style:name="P14" style:parent-style-name="Standard" style:family="paragraph">
      <style:text-properties fo:color="#000000"/>
    </style:style>
    <style:style style:name="P15" style:parent-style-name="Standard" style:family="paragraph">
      <style:text-properties fo:color="#000000"/>
    </style:style>
    <style:style style:name="P16" style:parent-style-name="Standard" style:family="paragraph">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Textbody" style:family="paragraph">
      <style:paragraph-properties fo:margin-bottom="0in"/>
    </style:style>
    <style:style style:name="T20" style:parent-style-name="DefaultParagraphFont" style:family="text">
      <style:text-properties style:font-name="Arial, Helvetica, sans-serif" fo:font-weight="bold" style:font-weight-asian="bold" style:font-weight-complex="bold"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weight="bold" style:font-weight-asian="bold" style:font-weight-complex="bold"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fo:font-size="10pt" style:font-size-asian="10pt" style:font-size-complex="10pt"/>
    </style:style>
    <style:style style:name="P36" style:parent-style-name="Standard" style:family="paragraph">
      <style:text-properties fo:color="#000000" fo:font-size="10pt" style:font-size-asian="10pt" style:font-size-complex="10pt"/>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color="#000000" fo:language="pl" fo:country="PL"/>
    </style:style>
    <style:style style:name="P43" style:parent-style-name="Standard" style:family="paragraph">
      <style:text-properties fo:color="#000000" fo:language="pl" fo:country="PL"/>
    </style:style>
    <style:style style:name="P44" style:parent-style-name="Standard" style:family="paragraph">
      <style:text-properties fo:color="#000000" fo:language="pl" fo:country="PL"/>
    </style:style>
    <style:style style:name="P45" style:parent-style-name="Standard" style:family="paragraph">
      <style:text-properties fo:color="#000000" fo:language="pl" fo:country="PL"/>
    </style:style>
    <style:style style:name="T46" style:parent-style-name="DefaultParagraphFont" style:family="text">
      <style:text-properties fo:color="#000000" fo:language="pl" fo:country="PL"/>
    </style:style>
    <style:style style:name="T47" style:parent-style-name="DefaultParagraphFont" style:family="text">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text-properties fo:color="#000000"/>
    </style:style>
    <style:style style:name="P56" style:parent-style-name="Standard" style:family="paragraph">
      <style:text-properties fo:color="#000000"/>
    </style:style>
    <style:style style:name="P57" style:parent-style-name="Standard" style:family="paragraph">
      <style:text-properties fo:color="#000000"/>
    </style:style>
    <style:style style:name="P58" style:parent-style-name="Standard" style:family="paragraph">
      <style:text-properties fo:color="#000000"/>
    </style:style>
    <style:style style:name="P59" style:parent-style-name="Standard" style:family="paragraph">
      <style:text-properties fo:color="#800000"/>
    </style:style>
    <style:style style:family="graphic" style:name="a0" style:parent-style-name="Graphics">
      <style:graphic-properties fo:wrap-option="no-wrap" fo:border="0.0008in solid #000000"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P2"><text:span text:style-name="T3">Technical Data: TEXIMAX CP-e 80P<text:s/></text:span><text:span text:style-name="T4">(green, gray)</text:span></text:p>
      <text:p text:style-name="P5"/>
      <text:p text:style-name="P6"/>
      <text:p text:style-name="Standard"><text:span text:style-name="T7">TEXIMAX CP-e 80P</text:span><text:s/>is the highest quality transfer paper for Screen printing on textile with plastisol inks with the excellent dimensional stability. Suitable for multi color transfers.</text:p>
      <text:p text:style-name="Standard"/>
      <text:p text:style-name="Standard"><text:span text:style-name="T8">TEXIMAX CP-e 80P</text:span><text:s/>is designed for<text:s/><text:span text:style-name="T9">cold peel transfers</text:span>.</text:p>
      <text:p text:style-name="Standard">Basic weight of paper 80g./sm.</text:p>
      <text:p text:style-name="Standard"/>
      <text:p text:style-name="P10">Screen printing:</text:p>
      <text:p text:style-name="Standard">Printing side: Light green side</text:p>
      <text:p text:style-name="Standard">Ink types: Wide range of <text:s/>plastisol inks can be used with or without powdered adhesives (p<text:span text:style-name="T11">olyester, polyamide, polyurethane)</text:span>.</text:p>
      <text:p text:style-name="P12"/>
      <text:p text:style-name="P13">We recommend opening the packaging and cutting sheets on working dimension a few hours before final using in reason to optimize the stability of the paper.</text:p>
      <text:p text:style-name="P14"/>
      <text:p text:style-name="P15">Storage: Teximax CP-e 80P must be stored at room temperature in dry condition environment with no exposure to moisture.</text:p>
      <text:p text:style-name="P16"/>
      <text:p text:style-name="P17">Pre-conditioning for screen printing: TEXIMAX CP-e 80P is necessary pre-heating, before screen printing, through drier on recommended temperature 140°C-150°C for 45 seconds.</text:p>
      <text:p text:style-name="P18"/>
      <text:p text:style-name="P19"><text:span text:style-name="T20">Final appearance after transfering on textil - MATTE.</text:span></text:p>
      <text:p text:style-name="P21"/>
      <text:p text:style-name="P22">Recommended processing-time: within one year from the date of production.</text:p>
      <text:p text:style-name="P23"/>
      <text:p text:style-name="P24">Transfer process:</text:p>
      <text:p text:style-name="P25">Application temperatures: 170° to 205°C</text:p>
      <text:p text:style-name="P26">Dwell time 10–15 seconds</text:p>
      <text:p text:style-name="P27">Pressure: Medium (35 to 45 psi)</text:p>
      <text:p text:style-name="P28"/>
      <text:p text:style-name="P29"/>
      <text:p text:style-name="P30">Packaging: 250 Sheets 100 x 70 cm</text:p>
      <text:p text:style-name="P31"><text:tab/><text:s text:c="7"/>500 Sheets <text:s text:c="2"/>50 x 70 cm</text:p>
      <text:p text:style-name="Standard"><text:span text:style-name="T32">Other sizes are available on<text:s/></text:span><text:span text:style-name="T33">customer<text:s/></text:span><text:span text:style-name="T34">request.</text:span><text:span text:style-name="T35"><draw:frame draw:z-index="251658240" draw:id="id0" draw:style-name="a0" draw:name="Frame1" text:anchor-type="paragraph" svg:x="0in" svg:y="0in" svg:width="7.05278in" svg:height="0.8in" style:rel-width="scale" style:rel-height="scale"><draw:text-box><text:p text:style-name="P36">Important notice: Powermax products must be tested by the user for compliance with the equipment and production treatment applied by the user. Powermax is not liable for any injury, direct or consequential, arising from the use of, or inability to use Powermax products. The maximum obligation of Powermax is to replace any product supplied by Powermax, which has been proven to be defective.</text:p></draw:text-box><svg:title/><svg:desc/></draw:frame></text:span></text:p>
      <text:p text:style-name="P37"/>
      <text:p text:style-name="P38"/>
      <text:p text:style-name="P39"><text:tab/>Producer: Powermax d.o.o. Backa Palanka</text:p>
      <text:p text:style-name="Standard"><text:span text:style-name="T40"><text:tab/></text:span><text:span text:style-name="T41"><text:tab/><text:s text:c="5"/></text:span><text:span text:style-name="T42">Vuka Karadzica str. 15</text:span></text:p>
      <text:p text:style-name="P43"><text:tab/><text:tab/><text:s text:c="5"/>21400 Backa Palanka</text:p>
      <text:p text:style-name="P44"><text:tab/><text:tab/><text:tab/>Serbia</text:p>
      <text:p text:style-name="P45"/>
      <text:p text:style-name="Standard"><text:span text:style-name="T46"><text:tab/></text:span><text:span text:style-name="T47">Tel. +38121753533; <text:s/>+38121754066</text:span></text:p>
      <text:p text:style-name="P48"><text:tab/>Mob.+381603377946</text:p>
      <text:p text:style-name="P49"/>
      <text:p text:style-name="P50"/>
      <text:p text:style-name="P51"/>
      <text:p text:style-name="P52"/>
      <text:p text:style-name="P53"/>
      <text:p text:style-name="P54"/>
      <text:p text:style-name="P55"/>
      <text:p text:style-name="P56"/>
      <text:p text:style-name="P57"/>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Textbody">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302in" fo:margin-left="0.7875in" fo:margin-bottom="0.427in" fo:margin-right="0.472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C</dc:creator>
    <meta:creation-date>2018-03-05T09:33:00Z</meta:creation-date>
    <dc:date>2024-04-01T14:34:00Z</dc:date>
    <meta:print-date>2019-11-26T12:53:00Z</meta:print-date>
    <meta:template xlink:href="Normal" xlink:type="simple"/>
    <meta:editing-cycles>27</meta:editing-cycles>
    <meta:editing-duration>PT14340S</meta:editing-duration>
    <meta:document-statistic meta:page-count="2" meta:paragraph-count="2" meta:word-count="221" meta:character-count="1484" meta:row-count="10" meta:non-whitespace-character-count="1265"/>
  </office:meta>
</office:document-meta>
</file>